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none"/>
    </style:style>
    <style:style style:name="T1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6" draw:id="id66" draw:layer="layout" svg:width="6.667cm" svg:height="4.445cm" svg:x="37.108cm" svg:y="4.475cm">
          <text:p text:style-name="P1">Hospital</text:p>
          <draw:enhanced-geometry svg:viewBox="0 0 21600 21600" draw:type="rectangle" draw:enhanced-path="M 0 0 L 21600 0 21600 21600 0 21600 0 0 Z N"/>
        </draw:custom-shape>
        <draw:custom-shape draw:style-name="gr2" draw:text-style-name="P2" xml:id="id68" draw:id="id68" draw:layer="layout" svg:width="6.35cm" svg:height="1.27cm" svg:x="30.175cm" svg:y="5.445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7" draw:id="id67" draw:layer="layout" svg:width="6.35cm" svg:height="1.27cm" svg:x="30.175cm" svg:y="6.715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6.667cm" svg:height="4.445cm" svg:x="61.325cm" svg:y="17.075cm">
          <text:p text:style-name="P1">Doctor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6.35cm" svg:height="1.27cm" svg:x="68.945cm" svg:y="18.015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6.35cm" svg:height="1.27cm" svg:x="68.945cm" svg:y="19.285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7.992cm" svg:y1="19.297cm" svg:x2="68.945cm" svg:y2="18.65cm" draw:start-shape="id1" draw:start-glue-point="1" draw:end-shape="id2" draw:end-glue-point="6" svg:d="m67992 19297h476v-647h477">
          <text:p/>
        </draw:connector>
        <draw:connector draw:style-name="gr3" draw:text-style-name="P1" draw:layer="layout" svg:x1="67.992cm" svg:y1="19.297cm" svg:x2="68.945cm" svg:y2="19.92cm" draw:start-shape="id1" draw:start-glue-point="1" draw:end-shape="id3" draw:end-glue-point="6" svg:d="m67992 19297h476v623h477">
          <text:p/>
        </draw:connector>
        <draw:custom-shape draw:style-name="gr1" draw:text-style-name="P1" xml:id="id4" draw:id="id4" draw:layer="layout" svg:width="6.667cm" svg:height="4.445cm" svg:x="45.233cm" svg:y="11.16cm">
          <text:p text:style-name="P1">VisitType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6.35cm" svg:height="1.27cm" svg:x="53.488cm" svg:y="12.165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6.35cm" svg:height="1.27cm" svg:x="53.488cm" svg:y="13.435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1.9cm" svg:y1="13.382cm" svg:x2="53.488cm" svg:y2="12.8cm" draw:start-shape="id4" draw:start-glue-point="1" draw:end-shape="id5" draw:end-glue-point="6" svg:d="m51900 13382h794v-582h794">
          <text:p/>
        </draw:connector>
        <draw:connector draw:style-name="gr3" draw:text-style-name="P1" draw:layer="layout" svg:x1="51.9cm" svg:y1="13.382cm" svg:x2="53.488cm" svg:y2="14.07cm" draw:start-shape="id4" draw:start-glue-point="1" draw:end-shape="id6" draw:end-glue-point="6" svg:d="m51900 13382h794v688h794">
          <text:p/>
        </draw:connector>
        <draw:custom-shape draw:style-name="gr1" draw:text-style-name="P1" xml:id="id9" draw:id="id9" draw:layer="layout" svg:width="6.667cm" svg:height="4.445cm" svg:x="9.255cm" svg:y="15.605cm">
          <text:p text:style-name="P1">Vaccine</text:p>
          <draw:enhanced-geometry svg:viewBox="0 0 21600 21600" draw:type="rectangle" draw:enhanced-path="M 0 0 L 21600 0 21600 21600 0 21600 0 0 Z N"/>
        </draw:custom-shape>
        <draw:custom-shape draw:style-name="gr2" draw:text-style-name="P2" xml:id="id52" draw:id="id52" draw:layer="layout" svg:width="6.35cm" svg:height="1.27cm" svg:x="1cm" svg:y="16.51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3" draw:id="id53" draw:layer="layout" svg:width="6.35cm" svg:height="1.27cm" svg:x="1cm" svg:y="17.78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6.667cm" svg:height="4.445cm" svg:x="9.255cm" svg:y="27.035cm">
          <text:p text:style-name="P1">Condition</text:p>
          <draw:enhanced-geometry svg:viewBox="0 0 21600 21600" draw:type="rectangle" draw:enhanced-path="M 0 0 L 21600 0 21600 21600 0 21600 0 0 Z N"/>
        </draw:custom-shape>
        <draw:custom-shape draw:style-name="gr2" draw:text-style-name="P2" xml:id="id50" draw:id="id50" draw:layer="layout" svg:width="6.35cm" svg:height="1.27cm" svg:x="1cm" svg:y="27.94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1" draw:id="id51" draw:layer="layout" svg:width="6.35cm" svg:height="1.27cm" svg:x="1cm" svg:y="29.21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2.58cm" svg:y1="25.594cm" svg:x2="12.588cm" svg:y2="27.035cm" draw:start-shape="id7" draw:start-glue-point="6" draw:end-shape="id8" draw:end-glue-point="0" svg:d="m12580 25594v721h8v720">
          <text:p text:style-name="P1">n</text:p>
        </draw:connector>
        <draw:connector draw:style-name="gr4" draw:text-style-name="P1" draw:layer="layout" svg:x1="12.58cm" svg:y1="21.52cm" svg:x2="12.588cm" svg:y2="20.05cm" draw:start-shape="id7" draw:start-glue-point="4" draw:end-shape="id9" draw:end-glue-point="2" svg:d="m12580 21520v-735h8v-735">
          <text:p text:style-name="P1">n</text:p>
        </draw:connector>
        <draw:custom-shape draw:style-name="gr1" draw:text-style-name="P1" xml:id="id23" draw:id="id23" draw:layer="layout" svg:width="6.667cm" svg:height="4.445cm" svg:x="35.073cm" svg:y="20.685cm">
          <text:p text:style-name="P1">Pati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0" draw:id="id10" draw:layer="layout" svg:width="6.35cm" svg:height="1.27cm" svg:x="25.765cm" svg:y="30.21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6.35cm" svg:height="1.27cm" svg:x="25.765cm" svg:y="31.48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6.35cm" svg:height="1.27cm" svg:x="25.665cm" svg:y="32.75cm">
          <text:p text:style-name="P1"><text:span text:style-name="T1">arrival_date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6.35cm" svg:height="1.27cm" svg:x="25.665cm" svg:y="34.02cm">
          <text:p text:style-name="P1"><text:span text:style-name="T1">date_of_birth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6.35cm" svg:height="1.27cm" svg:x="25.665cm" svg:y="35.29cm">
          <text:p text:style-name="P1"><text:span text:style-name="T1">gender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" draw:id="id15" draw:layer="layout" svg:width="6.35cm" svg:height="1.27cm" svg:x="25.765cm" svg:y="36.525cm">
          <text:p text:style-name="P1"><text:span text:style-name="T1">address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6.35cm" svg:height="1.27cm" svg:x="25.765cm" svg:y="37.795cm">
          <text:p text:style-name="P1"><text:span text:style-name="T1">father_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7" draw:id="id17" draw:layer="layout" svg:width="6.35cm" svg:height="1.27cm" svg:x="25.765cm" svg:y="39.065cm">
          <text:p text:style-name="P1"><text:span text:style-name="T1">mother_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8" draw:id="id18" draw:layer="layout" svg:width="6.35cm" svg:height="1.27cm" svg:x="25.765cm" svg:y="40.37cm">
          <text:p text:style-name="P1"><text:span text:style-name="T1">telephon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9" draw:id="id19" draw:layer="layout" svg:width="6.35cm" svg:height="1.27cm" svg:x="25.765cm" svg:y="41.64cm">
          <text:p text:style-name="P1"><text:span text:style-name="T1">emergency_contact_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0" draw:id="id20" draw:layer="layout" svg:width="6.35cm" svg:height="1.27cm" svg:x="25.765cm" svg:y="42.945cm">
          <text:p text:style-name="P1"><text:span text:style-name="T1">emergency_contact_relationship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1" draw:id="id21" draw:layer="layout" svg:width="6.35cm" svg:height="1.27cm" svg:x="25.765cm" svg:y="44.18cm">
          <text:p text:style-name="P1"><text:span text:style-name="T1">emergency_contact_telephon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2.115cm" svg:y1="30.845cm" svg:x2="35.073cm" svg:y2="24.812cm" draw:start-shape="id10" draw:start-glue-point="10" svg:d="m32115 30845h1905v-6033h1053">
          <text:p/>
        </draw:connector>
        <draw:connector draw:style-name="gr3" draw:text-style-name="P1" draw:layer="layout" svg:x1="32.115cm" svg:y1="32.115cm" svg:x2="35.073cm" svg:y2="24.812cm" draw:start-shape="id11" draw:start-glue-point="10" svg:d="m32115 32115h1905v-7303h1053">
          <text:p/>
        </draw:connector>
        <draw:connector draw:style-name="gr3" draw:text-style-name="P1" draw:layer="layout" svg:x1="32.015cm" svg:y1="35.925cm" svg:x2="35.073cm" svg:y2="24.812cm" draw:start-shape="id12" draw:start-glue-point="10" svg:d="m32015 35925h2005v-11113h1053">
          <text:p/>
        </draw:connector>
        <draw:connector draw:style-name="gr3" draw:text-style-name="P1" draw:layer="layout" svg:x1="32.015cm" svg:y1="34.655cm" svg:x2="35.073cm" svg:y2="24.812cm" draw:start-shape="id13" draw:start-glue-point="10" svg:d="m32015 34655h2005v-9843h1053">
          <text:p/>
        </draw:connector>
        <draw:connector draw:style-name="gr3" draw:text-style-name="P1" draw:layer="layout" svg:x1="32.015cm" svg:y1="33.385cm" svg:x2="35.073cm" svg:y2="24.812cm" draw:start-shape="id14" draw:start-glue-point="10" svg:d="m32015 33385h2005v-8573h1053">
          <text:p/>
        </draw:connector>
        <draw:connector draw:style-name="gr3" draw:text-style-name="P1" draw:layer="layout" svg:x1="32.115cm" svg:y1="37.16cm" svg:x2="35.073cm" svg:y2="24.812cm" draw:start-shape="id15" draw:start-glue-point="10" svg:d="m32115 37160h1905v-12348h1053">
          <text:p/>
        </draw:connector>
        <draw:connector draw:style-name="gr3" draw:text-style-name="P1" draw:layer="layout" svg:x1="32.115cm" svg:y1="38.43cm" svg:x2="35.073cm" svg:y2="24.812cm" draw:start-shape="id16" draw:start-glue-point="10" svg:d="m32115 38430h1905v-13618h1053">
          <text:p/>
        </draw:connector>
        <draw:connector draw:style-name="gr3" draw:text-style-name="P1" draw:layer="layout" svg:x1="32.115cm" svg:y1="39.7cm" svg:x2="35.073cm" svg:y2="24.812cm" draw:start-shape="id17" draw:start-glue-point="10" svg:d="m32115 39700h1905v-14888h1053">
          <text:p/>
        </draw:connector>
        <draw:connector draw:style-name="gr3" draw:text-style-name="P1" draw:layer="layout" svg:x1="32.115cm" svg:y1="41.005cm" svg:x2="35.073cm" svg:y2="24.812cm" draw:start-shape="id18" draw:start-glue-point="10" svg:d="m32115 41005h1905v-16193h1053">
          <text:p/>
        </draw:connector>
        <draw:connector draw:style-name="gr3" draw:text-style-name="P1" draw:layer="layout" svg:x1="32.115cm" svg:y1="42.275cm" svg:x2="35.073cm" svg:y2="24.812cm" draw:start-shape="id19" draw:start-glue-point="10" svg:d="m32115 42275h1905v-17463h1053">
          <text:p/>
        </draw:connector>
        <draw:connector draw:style-name="gr3" draw:text-style-name="P1" draw:layer="layout" svg:x1="32.115cm" svg:y1="43.58cm" svg:x2="35.073cm" svg:y2="24.812cm" draw:start-shape="id20" draw:start-glue-point="10" svg:d="m32115 43580h1905v-18768h1053">
          <text:p/>
        </draw:connector>
        <draw:connector draw:style-name="gr3" draw:text-style-name="P1" draw:layer="layout" svg:x1="32.115cm" svg:y1="44.815cm" svg:x2="35.073cm" svg:y2="24.812cm" draw:start-shape="id21" draw:start-glue-point="10" svg:d="m32115 44815h1905v-20003h1053">
          <text:p/>
        </draw:connector>
        <draw:custom-shape draw:style-name="gr5" draw:text-style-name="P1" xml:id="id22" draw:id="id22" draw:layer="layout" svg:width="7.52cm" svg:height="4.074cm" svg:x="44.833cm" svg:y="17.246cm">
          <text:p text:style-name="P1">Visi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44.833cm" svg:y1="19.283cm" svg:x2="41.74cm" svg:y2="22.907cm" draw:start-shape="id22" draw:start-glue-point="5" draw:end-shape="id23" draw:end-glue-point="1" svg:d="m44833 19283h-1547v3624h-1546">
          <text:p text:style-name="P1">1</text:p>
        </draw:connector>
        <draw:connector draw:style-name="gr4" draw:text-style-name="P1" draw:layer="layout" svg:x1="48.593cm" svg:y1="17.246cm" svg:x2="48.566cm" svg:y2="15.605cm" draw:start-shape="id22" draw:start-glue-point="4" draw:end-shape="id4" draw:end-glue-point="2" svg:d="m48593 17246v-821h-27v-820">
          <text:p text:style-name="P1">1</text:p>
        </draw:connector>
        <draw:custom-shape draw:style-name="gr5" draw:text-style-name="P1" xml:id="id7" draw:id="id7" draw:layer="layout" svg:width="7.52cm" svg:height="4.074cm" svg:x="8.82cm" svg:y="21.52cm">
          <text:p text:style-name="P1">PreventsAgains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52.353cm" svg:y1="19.283cm" svg:x2="61.325cm" svg:y2="19.297cm" draw:start-shape="id22" draw:start-glue-point="7" draw:end-shape="id1" draw:end-glue-point="3" svg:d="m52353 19283h4486v14h4486">
          <text:p text:style-name="P1">1</text:p>
        </draw:connector>
        <draw:custom-shape draw:style-name="gr2" draw:text-style-name="P2" xml:id="id24" draw:id="id24" draw:layer="layout" svg:width="6.35cm" svg:height="1.27cm" svg:x="51.483cm" svg:y="21.29cm">
          <text:p text:style-name="P1"><text:span text:style-name="T1">date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5" draw:id="id25" draw:layer="layout" svg:width="6.35cm" svg:height="1.27cm" svg:x="51.483cm" svg:y="22.56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6" draw:id="id26" draw:layer="layout" svg:width="6.35cm" svg:height="1.27cm" svg:x="51.483cm" svg:y="23.83cm">
          <text:p text:style-name="P1"><text:span text:style-name="T1">height:re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7" draw:id="id27" draw:layer="layout" svg:width="6.35cm" svg:height="1.27cm" svg:x="51.483cm" svg:y="25.1cm">
          <text:p text:style-name="P1"><text:span text:style-name="T1">weight:re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8" draw:id="id28" draw:layer="layout" svg:width="6.35cm" svg:height="1.27cm" svg:x="51.483cm" svg:y="26.37cm">
          <text:p text:style-name="P1"><text:span text:style-name="T1">systolic:re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3" draw:id="id33" draw:layer="layout" svg:width="6.35cm" svg:height="1.27cm" svg:x="51.483cm" svg:y="27.64cm">
          <text:p text:style-name="P1"><text:span text:style-name="T1">diastolic:re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4" draw:id="id34" draw:layer="layout" svg:width="6.35cm" svg:height="1.27cm" svg:x="51.483cm" svg:y="28.91cm">
          <text:p text:style-name="P1"><text:span text:style-name="T1">pulse:re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5" draw:id="id35" draw:layer="layout" svg:width="6.35cm" svg:height="1.27cm" svg:x="51.483cm" svg:y="30.18cm">
          <text:p text:style-name="P1"><text:span text:style-name="T1">temperature:re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8.593cm" svg:y1="21.32cm" svg:x2="51.483cm" svg:y2="21.925cm" draw:start-shape="id22" draw:start-glue-point="6" draw:end-shape="id24" draw:end-glue-point="6" svg:d="m48593 21320v605h2890">
          <text:p/>
        </draw:connector>
        <draw:connector draw:style-name="gr3" draw:text-style-name="P1" draw:layer="layout" svg:x1="48.593cm" svg:y1="21.32cm" svg:x2="51.483cm" svg:y2="23.195cm" draw:start-shape="id22" draw:start-glue-point="6" draw:end-shape="id25" draw:end-glue-point="6" svg:d="m48593 21320v1875h2890">
          <text:p/>
        </draw:connector>
        <draw:connector draw:style-name="gr3" draw:text-style-name="P1" draw:layer="layout" svg:x1="48.593cm" svg:y1="21.32cm" svg:x2="51.483cm" svg:y2="24.465cm" draw:start-shape="id22" draw:start-glue-point="6" draw:end-shape="id26" draw:end-glue-point="6" svg:d="m48593 21320v3145h2890">
          <text:p/>
        </draw:connector>
        <draw:connector draw:style-name="gr3" draw:text-style-name="P1" draw:layer="layout" svg:x1="51.483cm" svg:y1="25.735cm" svg:x2="48.593cm" svg:y2="21.32cm" draw:start-shape="id27" draw:start-glue-point="6" draw:end-shape="id22" draw:end-glue-point="6" svg:d="m51483 25735h-2890v-4415">
          <text:p/>
        </draw:connector>
        <draw:connector draw:style-name="gr3" draw:text-style-name="P1" draw:layer="layout" svg:x1="51.483cm" svg:y1="27.005cm" svg:x2="48.593cm" svg:y2="21.32cm" draw:start-shape="id28" draw:start-glue-point="6" draw:end-shape="id22" draw:end-glue-point="2" svg:d="m51483 27005h-2890v-5685">
          <text:p/>
        </draw:connector>
        <draw:custom-shape draw:style-name="gr5" draw:text-style-name="P1" xml:id="id29" draw:id="id29" draw:layer="layout" svg:width="7.52cm" svg:height="4.074cm" svg:x="36.978cm" svg:y="40.07cm">
          <text:p text:style-name="P1">Allerg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2" draw:id="id32" draw:layer="layout" svg:width="6.667cm" svg:height="4.445cm" svg:x="37.413cm" svg:y="45.914cm">
          <text:p text:style-name="P1">Allergen</text:p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6.35cm" svg:height="1.27cm" svg:x="45.868cm" svg:y="46.285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0" draw:id="id40" draw:layer="layout" svg:width="6.35cm" svg:height="1.27cm" svg:x="45.868cm" svg:y="47.555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line-skew="6.5cm" svg:x1="40.738cm" svg:y1="40.07cm" svg:x2="38.406cm" svg:y2="25.13cm" draw:start-shape="id29" draw:start-glue-point="4" draw:end-shape="id23" draw:end-glue-point="2" svg:d="m40738 40070v-970h-2332v-13970">
          <text:p/>
        </draw:connector>
        <draw:connector draw:style-name="gr4" draw:text-style-name="P1" draw:layer="layout" svg:x1="40.738cm" svg:y1="44.144cm" svg:x2="40.746cm" svg:y2="45.914cm" draw:start-shape="id29" draw:start-glue-point="6" svg:d="m40738 44144v1136h8v634">
          <text:p text:style-name="P1">n</text:p>
        </draw:connector>
        <draw:custom-shape draw:style-name="gr2" draw:text-style-name="P2" xml:id="id42" draw:id="id42" draw:layer="layout" svg:width="6.35cm" svg:height="1.27cm" svg:x="45.768cm" svg:y="40.67cm">
          <text:p text:style-name="P1"><text:span text:style-name="T1">reaction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1" draw:id="id41" draw:layer="layout" svg:width="6.35cm" svg:height="1.27cm" svg:x="45.768cm" svg:y="41.94cm">
          <text:p text:style-name="P1"><text:span text:style-name="T1">recorded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8" draw:id="id38" draw:layer="layout" svg:width="6.35cm" svg:height="1.27cm" svg:x="45.885cm" svg:y="53.07cm">
          <text:p text:style-name="P1"><text:span text:style-name="T1">side_effect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" draw:id="id30" draw:layer="layout" svg:width="6.667cm" svg:height="4.445cm" svg:x="37.413cm" svg:y="53.705cm">
          <text:p text:style-name="P1">Medication</text:p>
          <draw:enhanced-geometry svg:viewBox="0 0 21600 21600" draw:type="rectangle" draw:enhanced-path="M 0 0 L 21600 0 21600 21600 0 21600 0 0 Z N"/>
        </draw:custom-shape>
        <draw:custom-shape draw:style-name="gr6" draw:text-style-name="P1" xml:id="id31" draw:id="id31" draw:layer="layout" svg:width="1.905cm" svg:height="1.918cm" svg:x="39.8cm" svg:y="51.076cm">
          <text:p text:style-name="P1">is 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0.746cm" svg:y1="53.705cm" svg:x2="40.753cm" svg:y2="52.994cm" draw:start-shape="id30" draw:start-glue-point="0" draw:end-shape="id31" draw:end-glue-point="8" svg:d="m40746 53705v-356h7v-355">
          <text:p/>
        </draw:connector>
        <draw:connector draw:style-name="gr3" draw:text-style-name="P1" draw:layer="layout" svg:x1="40.753cm" svg:y1="51.076cm" svg:x2="40.746cm" svg:y2="50.359cm" draw:start-shape="id31" draw:start-glue-point="4" draw:end-shape="id32" draw:end-glue-point="2" svg:d="m40753 51076v-359h-7v-358">
          <text:p/>
        </draw:connector>
        <draw:connector draw:style-name="gr3" draw:text-style-name="P1" draw:layer="layout" svg:x1="51.483cm" svg:y1="28.275cm" svg:x2="48.593cm" svg:y2="21.32cm" draw:start-shape="id33" draw:start-glue-point="6" draw:end-shape="id22" draw:end-glue-point="6" svg:d="m51483 28275h-2890v-6955">
          <text:p/>
        </draw:connector>
        <draw:connector draw:style-name="gr3" draw:text-style-name="P1" draw:layer="layout" svg:x1="51.483cm" svg:y1="29.545cm" svg:x2="48.593cm" svg:y2="21.32cm" draw:start-shape="id34" draw:start-glue-point="6" draw:end-shape="id22" draw:end-glue-point="6" svg:d="m51483 29545h-2890v-8225">
          <text:p/>
        </draw:connector>
        <draw:connector draw:style-name="gr3" draw:text-style-name="P1" draw:layer="layout" svg:x1="51.483cm" svg:y1="30.815cm" svg:x2="48.593cm" svg:y2="21.32cm" draw:start-shape="id35" draw:start-glue-point="6" draw:end-shape="id22" svg:d="m51483 30815h-2890v-9495">
          <text:p/>
        </draw:connector>
        <draw:custom-shape draw:style-name="gr5" draw:text-style-name="P1" xml:id="id37" draw:id="id37" draw:layer="layout" svg:width="7.52cm" svg:height="4.074cm" svg:x="20.785cm" svg:y="25.13cm">
          <text:p text:style-name="P1">Diagnosi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36" draw:id="id36" draw:layer="layout" svg:width="7.52cm" svg:height="4.074cm" svg:x="20.785cm" svg:y="17.881cm">
          <text:p text:style-name="P1">Vaccin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20.785cm" svg:y1="19.918cm" svg:x2="15.922cm" svg:y2="17.827cm" draw:start-shape="id36" draw:start-glue-point="5" draw:end-shape="id9" draw:end-glue-point="1" svg:d="m20785 19918h-2432v-2091h-2431">
          <text:p text:style-name="P1">n</text:p>
        </draw:connector>
        <draw:connector draw:style-name="gr4" draw:text-style-name="P1" draw:layer="layout" svg:x1="28.305cm" svg:y1="19.918cm" svg:x2="35.073cm" svg:y2="22.907cm" draw:start-shape="id36" draw:start-glue-point="7" draw:end-shape="id23" svg:d="m28305 19918h3384v2989h3384">
          <text:p text:style-name="P1">n</text:p>
        </draw:connector>
        <draw:connector draw:style-name="gr4" draw:text-style-name="P1" draw:layer="layout" svg:x1="28.305cm" svg:y1="27.167cm" svg:x2="35.073cm" svg:y2="22.907cm" draw:start-shape="id37" draw:start-glue-point="7" draw:end-shape="id23" svg:d="m28305 27167h3384v-4260h3384">
          <text:p text:style-name="P1">n</text:p>
        </draw:connector>
        <draw:connector draw:style-name="gr4" draw:text-style-name="P1" draw:layer="layout" svg:x1="20.785cm" svg:y1="27.167cm" svg:x2="15.922cm" svg:y2="29.257cm" draw:start-shape="id37" draw:start-glue-point="5" draw:end-shape="id8" svg:d="m20785 27167h-2432v2090h-2431">
          <text:p text:style-name="P1">n</text:p>
        </draw:connector>
        <draw:custom-shape draw:style-name="gr5" draw:text-style-name="P1" xml:id="id43" draw:id="id43" draw:layer="layout" svg:width="7.52cm" svg:height="4.074cm" svg:x="54.34cm" svg:y="34.526cm">
          <text:p text:style-name="P1">Prescrip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45.885cm" svg:y1="53.705cm" svg:x2="44.08cm" svg:y2="55.927cm" draw:start-shape="id38" draw:start-glue-point="6" draw:end-shape="id30" draw:end-glue-point="1" svg:d="m45885 53705h-903v2222h-902">
          <text:p/>
        </draw:connector>
        <draw:connector draw:style-name="gr3" draw:text-style-name="P1" draw:layer="layout" svg:x1="44.08cm" svg:y1="48.136cm" svg:x2="45.868cm" svg:y2="46.92cm" draw:start-shape="id32" draw:start-glue-point="1" draw:end-shape="id39" draw:end-glue-point="6" svg:d="m44080 48136h894v-1216h894">
          <text:p/>
        </draw:connector>
        <draw:connector draw:style-name="gr3" draw:text-style-name="P1" draw:layer="layout" svg:x1="44.08cm" svg:y1="48.136cm" svg:x2="45.868cm" svg:y2="48.19cm" draw:start-shape="id32" draw:end-shape="id40" draw:end-glue-point="6" svg:d="m44080 48136h894v54h894">
          <text:p/>
        </draw:connector>
        <draw:connector draw:style-name="gr3" draw:text-style-name="P1" draw:layer="layout" svg:x1="44.498cm" svg:y1="42.107cm" svg:x2="45.768cm" svg:y2="42.575cm" draw:start-shape="id29" draw:start-glue-point="7" draw:end-shape="id41" draw:end-glue-point="6" svg:d="m44498 42107h635v468h635">
          <text:p/>
        </draw:connector>
        <draw:connector draw:style-name="gr3" draw:text-style-name="P1" draw:layer="layout" svg:x1="44.498cm" svg:y1="42.107cm" svg:x2="45.768cm" svg:y2="41.305cm" draw:start-shape="id29" draw:end-shape="id42" svg:d="m44498 42107h635v-802h635">
          <text:p/>
        </draw:connector>
        <draw:connector draw:style-name="gr3" draw:text-style-name="P1" draw:layer="layout" svg:x1="38.406cm" svg:y1="25.13cm" svg:x2="54.34cm" svg:y2="36.563cm" draw:start-shape="id23" draw:start-glue-point="2" draw:end-shape="id43" draw:end-glue-point="5" svg:d="m38406 25130v11433h15934">
          <text:p/>
        </draw:connector>
        <draw:frame draw:style-name="gr7" draw:layer="layout" svg:width="0.853cm" svg:height="0.962cm" svg:x="39.1cm" svg:y="38.465cm">
          <draw:text-box>
            <text:p>n</text:p>
          </draw:text-box>
        </draw:frame>
        <draw:connector draw:style-name="gr3" draw:text-style-name="P1" draw:layer="layout" draw:line-skew="3.225cm" svg:x1="44.08cm" svg:y1="55.927cm" svg:x2="54.34cm" svg:y2="36.563cm" draw:start-shape="id30" draw:start-glue-point="1" draw:end-shape="id43" svg:d="m44080 55927h8355v-19364h1905">
          <text:p/>
        </draw:connector>
        <draw:frame draw:style-name="gr7" draw:layer="layout" svg:width="0.853cm" svg:height="0.962cm" svg:x="53.705cm" svg:y="35.733cm">
          <draw:text-box>
            <text:p>n</text:p>
          </draw:text-box>
        </draw:frame>
        <draw:frame draw:style-name="gr7" draw:layer="layout" svg:width="0.853cm" svg:height="0.962cm" svg:x="54.34cm" svg:y="37.195cm">
          <draw:text-box>
            <text:p>n</text:p>
          </draw:text-box>
        </draw:frame>
        <draw:connector draw:style-name="gr3" draw:text-style-name="P1" draw:layer="layout" svg:x1="61.86cm" svg:y1="36.563cm" svg:x2="64.658cm" svg:y2="21.52cm" draw:start-shape="id43" draw:start-glue-point="7" draw:end-shape="id1" svg:d="m61860 36563h2798v-15043">
          <text:p/>
        </draw:connector>
        <draw:frame draw:style-name="gr7" draw:layer="layout" svg:width="0.853cm" svg:height="0.962cm" svg:x="61.742cm" svg:y="35.625cm">
          <draw:text-box>
            <text:p>n</text:p>
          </draw:text-box>
        </draw:frame>
        <draw:connector draw:style-name="gr3" draw:text-style-name="P1" draw:layer="layout" svg:x1="12.588cm" svg:y1="31.48cm" svg:x2="58.1cm" svg:y2="34.526cm" draw:start-shape="id8" draw:start-glue-point="2" draw:end-shape="id43" svg:d="m12588 31480v1523h45512v1523">
          <text:p/>
        </draw:connector>
        <draw:frame draw:style-name="gr7" draw:layer="layout" svg:width="0.853cm" svg:height="0.962cm" svg:x="57.297cm" svg:y="33.693cm">
          <draw:text-box>
            <text:p>n</text:p>
          </draw:text-box>
        </draw:frame>
        <draw:custom-shape draw:style-name="gr2" draw:text-style-name="P2" xml:id="id46" draw:id="id46" draw:layer="layout" svg:width="6.35cm" svg:height="1.27cm" svg:x="60.055cm" svg:y="42.275cm">
          <text:p text:style-name="P1"><text:span text:style-name="T1">start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7" draw:id="id47" draw:layer="layout" svg:width="6.35cm" svg:height="1.27cm" svg:x="60.055cm" svg:y="43.545cm">
          <text:p text:style-name="P1"><text:span text:style-name="T1">end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8" draw:id="id48" draw:layer="layout" svg:width="6.35cm" svg:height="1.27cm" svg:x="60.055cm" svg:y="44.815cm">
          <text:p text:style-name="P1"><text:span text:style-name="T1">dosag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9" draw:id="id49" draw:layer="layout" svg:width="6.35cm" svg:height="1.27cm" svg:x="60.055cm" svg:y="46.085cm">
          <text:p text:style-name="P1"><text:span text:style-name="T1">frequency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4" draw:id="id44" draw:layer="layout" svg:width="6.35cm" svg:height="1.27cm" svg:x="60.055cm" svg:y="39.735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5" draw:id="id45" draw:layer="layout" svg:width="6.35cm" svg:height="1.27cm" svg:x="60.055cm" svg:y="41.005cm">
          <text:p text:style-name="P1"><text:span text:style-name="T1">prescribed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8.1cm" svg:y1="38.6cm" svg:x2="60.055cm" svg:y2="40.37cm" draw:start-shape="id43" draw:end-shape="id44" draw:end-glue-point="6" svg:d="m58100 38600v1770h1955">
          <text:p/>
        </draw:connector>
        <draw:connector draw:style-name="gr3" draw:text-style-name="P1" draw:layer="layout" svg:x1="60.055cm" svg:y1="41.64cm" svg:x2="58.1cm" svg:y2="38.6cm" draw:start-shape="id45" draw:start-glue-point="6" draw:end-shape="id43" svg:d="m60055 41640h-1955v-3040">
          <text:p/>
        </draw:connector>
        <draw:connector draw:style-name="gr3" draw:text-style-name="P1" draw:layer="layout" svg:x1="60.055cm" svg:y1="42.91cm" svg:x2="58.1cm" svg:y2="38.6cm" draw:start-shape="id46" draw:start-glue-point="6" draw:end-shape="id43" svg:d="m60055 42910h-1955v-4310">
          <text:p/>
        </draw:connector>
        <draw:connector draw:style-name="gr3" draw:text-style-name="P1" draw:layer="layout" svg:x1="60.055cm" svg:y1="44.18cm" svg:x2="58.1cm" svg:y2="38.6cm" draw:start-shape="id47" draw:start-glue-point="6" draw:end-shape="id43" draw:end-glue-point="6" svg:d="m60055 44180h-1955v-5580">
          <text:p/>
        </draw:connector>
        <draw:connector draw:style-name="gr3" draw:text-style-name="P1" draw:layer="layout" svg:x1="60.055cm" svg:y1="45.45cm" svg:x2="58.1cm" svg:y2="38.6cm" draw:start-shape="id48" draw:start-glue-point="6" draw:end-shape="id43" svg:d="m60055 45450h-1955v-6850">
          <text:p/>
        </draw:connector>
        <draw:connector draw:style-name="gr3" draw:text-style-name="P1" draw:layer="layout" svg:x1="60.055cm" svg:y1="46.72cm" svg:x2="58.1cm" svg:y2="38.6cm" draw:start-shape="id49" draw:start-glue-point="6" draw:end-shape="id43" draw:end-glue-point="6" svg:d="m60055 46720h-1955v-8120">
          <text:p/>
        </draw:connector>
        <draw:connector draw:style-name="gr3" draw:text-style-name="P1" draw:layer="layout" svg:x1="9.255cm" svg:y1="29.257cm" svg:x2="7.35cm" svg:y2="28.575cm" draw:start-shape="id8" draw:start-glue-point="3" draw:end-shape="id50" draw:end-glue-point="10" svg:d="m9255 29257h-953v-682h-952">
          <text:p/>
        </draw:connector>
        <draw:connector draw:style-name="gr3" draw:text-style-name="P1" draw:layer="layout" svg:x1="9.255cm" svg:y1="29.257cm" svg:x2="7.35cm" svg:y2="29.845cm" draw:start-shape="id8" draw:end-shape="id51" draw:end-glue-point="10" svg:d="m9255 29257h-953v588h-952">
          <text:p/>
        </draw:connector>
        <draw:connector draw:style-name="gr3" draw:text-style-name="P1" draw:layer="layout" svg:x1="9.255cm" svg:y1="17.827cm" svg:x2="7.35cm" svg:y2="17.145cm" draw:start-shape="id9" draw:start-glue-point="3" draw:end-shape="id52" draw:end-glue-point="10" svg:d="m9255 17827h-953v-682h-952">
          <text:p/>
        </draw:connector>
        <draw:connector draw:style-name="gr3" draw:text-style-name="P1" draw:layer="layout" svg:x1="9.255cm" svg:y1="17.827cm" svg:x2="7.35cm" svg:y2="18.415cm" draw:start-shape="id9" draw:end-shape="id53" svg:d="m9255 17827h-953v588h-952">
          <text:p/>
        </draw:connector>
        <draw:custom-shape draw:style-name="gr1" draw:text-style-name="P1" xml:id="id56" draw:id="id56" draw:layer="layout" svg:width="6.667cm" svg:height="4.445cm" svg:x="3.54cm" svg:y="49.595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2" draw:text-style-name="P2" xml:id="id60" draw:id="id60" draw:layer="layout" svg:width="6.35cm" svg:height="1.27cm" svg:x="13.065cm" svg:y="53.705cm">
          <text:p text:style-name="P1"><text:span text:style-name="T1">admin:integ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5" draw:id="id55" draw:layer="layout" svg:width="6.35cm" svg:height="1.27cm" svg:x="13.065cm" svg:y="48.625cm">
          <text:p text:style-name="P1"><text:span text:style-name="T1">login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4" draw:id="id54" draw:layer="layout" svg:width="6.35cm" svg:height="1.27cm" svg:x="45.868cm" svg:y="48.855cm">
          <text:p text:style-name="P1"><text:span text:style-name="T1">typ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5.868cm" svg:y1="49.49cm" svg:x2="44.08cm" svg:y2="48.136cm" draw:start-shape="id54" draw:start-glue-point="6" draw:end-shape="id32" draw:end-glue-point="1" svg:d="m45868 49490h-894v-1354h-894">
          <text:p/>
        </draw:connector>
        <draw:custom-shape draw:style-name="gr2" draw:text-style-name="P2" xml:id="id57" draw:id="id57" draw:layer="layout" svg:width="6.35cm" svg:height="1.27cm" svg:x="13.065cm" svg:y="49.895cm">
          <text:p text:style-name="P1"><text:span text:style-name="T1">hashed_password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8" draw:id="id58" draw:layer="layout" svg:width="6.35cm" svg:height="1.27cm" svg:x="13.065cm" svg:y="51.165cm">
          <text:p text:style-name="P1"><text:span text:style-name="T1">salt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9" draw:id="id59" draw:layer="layout" svg:width="6.35cm" svg:height="1.27cm" svg:x="13.065cm" svg:y="52.435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65cm" svg:y1="49.26cm" svg:x2="10.207cm" svg:y2="51.817cm" draw:start-shape="id55" draw:start-glue-point="6" draw:end-shape="id56" draw:end-glue-point="1" svg:d="m13065 49260h-1429v2557h-1429">
          <text:p/>
        </draw:connector>
        <draw:connector draw:style-name="gr3" draw:text-style-name="P1" draw:layer="layout" draw:line-skew="0.106cm" svg:x1="13.065cm" svg:y1="50.53cm" svg:x2="10.207cm" svg:y2="51.817cm" draw:start-shape="id57" draw:start-glue-point="6" draw:end-shape="id56" svg:d="m13065 50530h-1429v1287h-1429">
          <text:p/>
        </draw:connector>
        <draw:connector draw:style-name="gr3" draw:text-style-name="P1" draw:layer="layout" svg:x1="13.065cm" svg:y1="51.8cm" svg:x2="10.207cm" svg:y2="51.817cm" draw:start-shape="id58" draw:start-glue-point="6" draw:end-shape="id56" svg:d="m13065 51800h-1429v17h-1429">
          <text:p/>
        </draw:connector>
        <draw:connector draw:style-name="gr3" draw:text-style-name="P1" draw:layer="layout" svg:x1="13.065cm" svg:y1="53.07cm" svg:x2="10.207cm" svg:y2="51.817cm" draw:start-shape="id59" draw:start-glue-point="6" draw:end-shape="id56" svg:d="m13065 53070h-1429v-1253h-1429">
          <text:p/>
        </draw:connector>
        <draw:connector draw:style-name="gr3" draw:text-style-name="P1" draw:layer="layout" svg:x1="13.065cm" svg:y1="54.34cm" svg:x2="10.207cm" svg:y2="51.817cm" draw:start-shape="id60" draw:start-glue-point="6" draw:end-shape="id56" svg:d="m13065 54340h-1429v-2523h-1429">
          <text:p/>
        </draw:connector>
        <draw:custom-shape draw:style-name="gr1" draw:text-style-name="P1" xml:id="id64" draw:id="id64" draw:layer="layout" svg:width="6.667cm" svg:height="4.445cm" svg:x="22.57cm" svg:y="4.475cm">
          <text:p text:style-name="P1">Alert</text:p>
          <draw:enhanced-geometry svg:viewBox="0 0 21600 21600" draw:type="rectangle" draw:enhanced-path="M 0 0 L 21600 0 21600 21600 0 21600 0 0 Z N"/>
        </draw:custom-shape>
        <draw:custom-shape draw:style-name="gr2" draw:text-style-name="P2" xml:id="id63" draw:id="id63" draw:layer="layout" svg:width="6.35cm" svg:height="1.27cm" svg:x="15.605cm" svg:y="6.08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62" draw:id="id62" draw:layer="layout" svg:width="7.52cm" svg:height="4.074cm" svg:x="22.165cm" svg:y="11.16cm">
          <text:p text:style-name="P1">logg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61" draw:id="id61" draw:layer="layout" svg:width="6.35cm" svg:height="1.27cm" svg:x="15.57cm" svg:y="12.53cm">
          <text:p text:style-name="P1"><text:span text:style-name="T1">date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1.92cm" svg:y1="13.165cm" svg:x2="22.165cm" svg:y2="13.197cm" draw:start-shape="id61" draw:start-glue-point="10" draw:end-shape="id62" draw:end-glue-point="5" svg:d="m21920 13165h123v32h122">
          <text:p/>
        </draw:connector>
        <draw:connector draw:style-name="gr3" draw:text-style-name="P1" draw:layer="layout" svg:x1="21.955cm" svg:y1="6.715cm" svg:x2="22.57cm" svg:y2="6.697cm" draw:start-shape="id63" draw:start-glue-point="10" draw:end-shape="id64" draw:end-glue-point="3" svg:d="m21955 6715h307v-18h308">
          <text:p/>
        </draw:connector>
        <draw:custom-shape draw:style-name="gr5" draw:text-style-name="P1" xml:id="id65" draw:id="id65" draw:layer="layout" svg:width="7.52cm" svg:height="4.074cm" svg:x="36.655cm" svg:y="11.16cm">
          <text:p text:style-name="P1">in care o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25.903cm" svg:y1="8.92cm" svg:x2="25.925cm" svg:y2="11.16cm" draw:start-shape="id64" draw:start-glue-point="2" draw:end-shape="id62" draw:end-glue-point="4" svg:d="m25903 8920v1120h22v1120">
          <text:p text:style-name="P1">n</text:p>
        </draw:connector>
        <draw:connector draw:style-name="gr4" draw:text-style-name="P1" draw:layer="layout" svg:x1="38.406cm" svg:y1="20.685cm" svg:x2="25.925cm" svg:y2="15.234cm" draw:start-shape="id23" draw:start-glue-point="0" draw:end-shape="id62" draw:end-glue-point="6" svg:d="m38406 20685v-2725h-12481v-2726">
          <text:p text:style-name="P1">1</text:p>
        </draw:connector>
        <draw:connector draw:style-name="gr4" draw:text-style-name="P1" draw:layer="layout" svg:x1="38.406cm" svg:y1="20.685cm" svg:x2="40.415cm" svg:y2="15.234cm" draw:start-shape="id23" draw:start-glue-point="0" draw:end-shape="id65" draw:end-glue-point="6" svg:d="m38406 20685v-2725h2009v-2726">
          <text:p text:style-name="P1">n</text:p>
        </draw:connector>
        <draw:connector draw:style-name="gr4" draw:text-style-name="P1" draw:layer="layout" svg:x1="40.415cm" svg:y1="11.16cm" svg:x2="40.441cm" svg:y2="8.92cm" draw:start-shape="id65" draw:start-glue-point="4" draw:end-shape="id66" draw:end-glue-point="2" svg:d="m40415 11160v-1120h26v-1120">
          <text:p text:style-name="P1">1</text:p>
        </draw:connector>
        <draw:connector draw:style-name="gr3" draw:text-style-name="P1" draw:layer="layout" svg:x1="36.525cm" svg:y1="7.35cm" svg:x2="37.108cm" svg:y2="6.697cm" draw:start-shape="id67" draw:start-glue-point="10" draw:end-shape="id66" draw:end-glue-point="3" svg:d="m36525 7350h291v-653h292">
          <text:p/>
        </draw:connector>
        <draw:connector draw:style-name="gr3" draw:text-style-name="P1" draw:layer="layout" svg:x1="36.525cm" svg:y1="6.08cm" svg:x2="37.108cm" svg:y2="6.697cm" draw:start-shape="id68" draw:start-glue-point="10" draw:end-shape="id66" draw:end-glue-point="3" svg:d="m36525 6080h291v617h292">
          <text:p/>
        </draw:connector>
        <draw:custom-shape draw:style-name="gr1" draw:text-style-name="P1" xml:id="id70" draw:id="id70" draw:layer="layout" svg:width="6.667cm" svg:height="4.445cm" svg:x="61.325cm" svg:y="4.475cm">
          <text:p text:style-name="P1">Institution</text:p>
          <draw:enhanced-geometry svg:viewBox="0 0 21600 21600" draw:type="rectangle" draw:enhanced-path="M 0 0 L 21600 0 21600 21600 0 21600 0 0 Z N"/>
        </draw:custom-shape>
        <draw:custom-shape draw:style-name="gr5" draw:text-style-name="P1" xml:id="id69" draw:id="id69" draw:layer="layout" svg:width="7.52cm" svg:height="4.074cm" svg:x="60.89cm" svg:y="10.896cm">
          <text:p text:style-name="P1">works fo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64.658cm" svg:y1="17.075cm" svg:x2="64.65cm" svg:y2="14.97cm" draw:start-shape="id1" draw:start-glue-point="0" draw:end-shape="id69" draw:end-glue-point="6" svg:d="m64658 17075v-1052h-8v-1053">
          <text:p text:style-name="P1">n</text:p>
        </draw:connector>
        <draw:connector draw:style-name="gr4" draw:text-style-name="P1" draw:layer="layout" svg:x1="64.65cm" svg:y1="10.896cm" svg:x2="64.658cm" svg:y2="8.92cm" draw:start-shape="id69" draw:start-glue-point="4" draw:end-shape="id70" draw:end-glue-point="2" svg:d="m64650 10896v-988h8v-988">
          <text:p text:style-name="P1">1</text:p>
        </draw:connector>
        <draw:custom-shape draw:style-name="gr5" draw:text-style-name="P1" xml:id="id71" draw:id="id71" draw:layer="layout" svg:width="7.52cm" svg:height="4.074cm" svg:x="48.925cm" svg:y="4.646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43.775cm" svg:y1="6.697cm" svg:x2="48.925cm" svg:y2="6.683cm" draw:start-shape="id66" draw:start-glue-point="1" draw:end-shape="id71" draw:end-glue-point="5" svg:d="m43775 6697h2575v-14h2575">
          <text:p text:style-name="P1">n</text:p>
        </draw:connector>
        <draw:connector draw:style-name="gr4" draw:text-style-name="P1" draw:layer="layout" svg:x1="56.445cm" svg:y1="6.683cm" svg:x2="61.325cm" svg:y2="6.697cm" draw:start-shape="id71" draw:start-glue-point="7" draw:end-shape="id70" draw:end-glue-point="3" svg:d="m56445 6683h2440v14h2440">
          <text:p text:style-name="P1">1</text:p>
        </draw:connector>
        <draw:frame draw:style-name="gr7" draw:layer="layout" svg:width="4.447cm" svg:height="3.806cm" svg:x="76.565cm" svg:y="2.27cm">
          <draw:text-box>
            <text:p>Last edited by</text:p>
            <text:p>Brian Maissy</text:p>
            <text:p>10/16/11</text:p>
            <text:p>Version 4.2</text:p>
            <text:p/>
          </draw:text-box>
        </draw:frame>
        <draw:custom-shape draw:style-name="gr2" draw:text-style-name="P2" xml:id="id73" draw:id="id73" draw:layer="layout" svg:width="6.35cm" svg:height="1.27cm" svg:x="68.945cm" svg:y="5.445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2" draw:id="id72" draw:layer="layout" svg:width="6.35cm" svg:height="1.27cm" svg:x="68.945cm" svg:y="6.715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8.945cm" svg:y1="7.35cm" svg:x2="67.992cm" svg:y2="6.697cm" draw:start-shape="id72" draw:start-glue-point="6" draw:end-shape="id70" draw:end-glue-point="1" svg:d="m68945 7350h-477v-653h-476">
          <text:p/>
        </draw:connector>
        <draw:connector draw:style-name="gr3" draw:text-style-name="P1" draw:layer="layout" svg:x1="68.945cm" svg:y1="6.08cm" svg:x2="67.992cm" svg:y2="6.697cm" draw:start-shape="id73" draw:start-glue-point="6" draw:end-shape="id70" draw:end-glue-point="1" svg:d="m68945 6080h-477v617h-4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02T14:51:32</meta:creation-date>
    <meta:editing-duration>PT40M44S</meta:editing-duration>
    <meta:editing-cycles>10</meta:editing-cycles>
    <meta:generator>LibreOffice/3.3$Linux LibreOffice_project/330m19$Build-401</meta:generator>
    <meta:initial-creator>brian </meta:initial-creator>
    <dc:date>2011-10-16T14:32:09</dc:date>
    <dc:creator>brian </dc:creator>
    <meta:document-statistic meta:object-count="155"/>
  </office:meta>
</office:document-meta>
</file>